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34000000196939EC5734058EB0.png" manifest:media-type="image/png"/>
  <manifest:file-entry manifest:full-path="Pictures/10000201000000C8000000C861187C75F7260492.png" manifest:media-type="image/png"/>
  <manifest:file-entry manifest:full-path="Pictures/10000000000003500000031F6325B014607B4A45.jpg" manifest:media-type="image/jpeg"/>
  <manifest:file-entry manifest:full-path="Pictures/100002010000004000000040045580BA0FC0832C.png" manifest:media-type="image/png"/>
  <manifest:file-entry manifest:full-path="Pictures/1000000000000280000002801CFC6BD0F8A05147.png" manifest:media-type="image/png"/>
  <manifest:file-entry manifest:full-path="Pictures/10000000000000C8000000C8DB0DBCA475579283.png" manifest:media-type="image/png"/>
  <manifest:file-entry manifest:full-path="Pictures/10000201000006FB000005D69DB0D49651D92371.png" manifest:media-type="image/png"/>
  <manifest:file-entry manifest:full-path="Pictures/1000000000000096000000787C37F5A040D33F2D.png" manifest:media-type="image/png"/>
  <manifest:file-entry manifest:full-path="Pictures/10000201000007A0000005F932EE61B5848C9BD0.png" manifest:media-type="image/png"/>
  <manifest:file-entry manifest:full-path="Pictures/1000020100000040000000401D6CD56ABB58D12E.png" manifest:media-type="image/png"/>
  <manifest:file-entry manifest:full-path="Pictures/1000000000000069000000FAD7855677D94B654D.png" manifest:media-type="image/png"/>
  <manifest:file-entry manifest:full-path="Pictures/1000020100000040000000405EDF7A8BD42A1091.png" manifest:media-type="image/png"/>
  <manifest:file-entry manifest:full-path="Pictures/100000000000009600000078C289E12E26EC32B5.png" manifest:media-type="image/png"/>
  <manifest:file-entry manifest:full-path="Pictures/10000201000005DC00000614AAC1F9432EA0615A.png" manifest:media-type="image/png"/>
  <manifest:file-entry manifest:full-path="Pictures/100002010000008000000080180FB12AF8C4FFE6.png" manifest:media-type="image/png"/>
  <manifest:file-entry manifest:full-path="Pictures/100000000000048500000230A5D9B1D3C3FBDCBF.jpg" manifest:media-type="image/jpeg"/>
  <manifest:file-entry manifest:full-path="Pictures/1000000000000069000000FA2C6F55F004BE8434.png" manifest:media-type="image/png"/>
  <manifest:file-entry manifest:full-path="Pictures/10000000000000C8000000C83E8BC3180D4B948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41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2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29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30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4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47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8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50" style:family="graphic" style:parent-style-name="standard">
      <style:graphic-properties draw:stroke="none" svg:stroke-color="#000000" draw:fill="none" draw:fill-color="#ffffff" fo:min-height="1.42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52" style:family="graphic" style:parent-style-name="standard">
      <style:graphic-properties draw:stroke="none" svg:stroke-color="#000000" draw:fill="none" draw:fill-color="#ffffff" fo:min-height="11.01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55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0.506cm" fo:min-width="4.433cm" fo:padding-top="0.15cm" fo:padding-bottom="0.15cm" fo:padding-left="0.275cm" fo:padding-right="0.275cm" draw:shadow-opacity="50%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57" style:family="graphic" style:parent-style-name="objectwithoutfill">
      <style:graphic-properties draw:marker-start="Arrow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60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64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67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68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6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5.47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3" style:family="paragraph">
      <style:paragraph-properties style:text-autospace="none" style:line-break="normal" style:writing-mode="page"/>
      <style:text-properties fo:hyphenate="false"/>
    </style:style>
    <style:style style:name="P14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21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22" style:family="paragraph">
      <loext:graphic-properties draw:fill-color="#eeeeee" draw:opacity="50%"/>
      <style:paragraph-properties fo:text-align="center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-color="#808080"/>
      <style:paragraph-properties fo:text-align="center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9pt" fo:font-weight="bold" style:font-size-asian="9pt" style:font-size-complex="9pt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8pt" fo:font-weight="normal" style:font-size-asian="8pt" style:font-weight-asian="bold" style:font-size-complex="8pt" style:font-weight-complex="bold"/>
    </style:style>
    <style:style style:name="T15" style:family="text">
      <style:text-properties fo:font-size="9pt" fo:font-style="italic" style:font-size-asian="9pt" style:font-style-asian="italic" style:font-size-complex="9pt" style:font-style-complex="italic"/>
    </style:style>
    <style:style style:name="T16" style:family="text">
      <style:text-properties style:font-name="Lato Thin" fo:font-size="260pt" style:font-size-asian="260pt" style:font-size-complex="260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style:font-size-asian="14pt" style:font-weight-asian="bold" style:font-size-complex="14pt" style:font-weight-complex="bold"/>
    </style:style>
    <style:style style:name="T19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1.293cm" svg:x="22.043cm" svg:y="21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2.042cm" svg:y="19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er5" svg:x1="49.654cm" svg:y1="36.999cm" svg:x2="49.654cm" svg:y2="41.376cm">
          <text:p/>
        </draw:line>
        <draw:line draw:style-name="gr4" draw:text-style-name="P2" draw:layer="Layer5" svg:x1="49.654cm" svg:y1="39.004cm" svg:x2="58.621cm" svg:y2="39.004cm">
          <text:p/>
        </draw:line>
        <draw:line draw:style-name="gr4" draw:text-style-name="P2" draw:layer="Layer5" svg:x1="49.654cm" svg:y1="40.274cm" svg:x2="58.621cm" svg:y2="40.274cm">
          <text:p/>
        </draw:line>
        <draw:line draw:style-name="gr4" draw:text-style-name="P2" draw:layer="Layer5" svg:x1="57.655cm" svg:y1="40.301cm" svg:x2="57.655cm" svg:y2="41.376cm">
          <text:p/>
        </draw:line>
        <draw:line draw:style-name="gr5" draw:text-style-name="P2" draw:layer="Layer5" svg:x1="44.955cm" svg:y1="39.166cm" svg:x2="49.654cm" svg:y2="39.166cm">
          <text:p/>
        </draw:line>
        <draw:custom-shape draw:style-name="gr6" draw:text-style-name="P2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er5" svg:width="1.827cm" svg:height="0.526cm" svg:x="44.93cm" svg:y="38.189cm">
          <draw:text-box>
            <text:p><text:span text:style-name="T1">DRAWN BY</text:span></text:p>
          </draw:text-box>
        </draw:frame>
        <draw:line draw:style-name="gr5" draw:text-style-name="P2" draw:layer="Layer5" svg:x1="47.622cm" svg:y1="38.15cm" svg:x2="47.622cm" svg:y2="40.055cm">
          <text:p/>
        </draw:line>
        <draw:frame draw:style-name="gr8" draw:text-style-name="P4" draw:layer="Layer5" svg:width="2.847cm" svg:height="0.645cm" svg:x="44.92cm" svg:y="38.521cm">
          <draw:text-box>
            <text:p><text:span text:style-name="T2">E N Kuzmenko</text:span></text:p>
          </draw:text-box>
        </draw:frame>
        <draw:frame draw:style-name="gr9" draw:text-style-name="P5" draw:layer="Layer5" svg:width="2.102cm" svg:height="0.607cm" svg:x="47.595cm" svg:y="38.532cm">
          <draw:text-box>
            <text:p><text:span text:style-name="T3">05/06/2016</text:span></text:p>
          </draw:text-box>
        </draw:frame>
        <draw:frame draw:style-name="gr10" draw:text-style-name="P6" draw:layer="Layer5" svg:width="1.277cm" svg:height="0.569cm" svg:x="49.527cm" svg:y="39.031cm">
          <draw:text-box>
            <text:p><text:span text:style-name="T4">TITLE</text:span></text:p>
          </draw:text-box>
        </draw:frame>
        <draw:frame draw:style-name="gr11" draw:text-style-name="P6" draw:layer="Layer5" svg:width="1.137cm" svg:height="0.569cm" svg:x="57.582cm" svg:y="40.255cm">
          <draw:text-box>
            <text:p><text:span text:style-name="T4">REV.</text:span></text:p>
          </draw:text-box>
        </draw:frame>
        <draw:frame draw:style-name="gr12" draw:text-style-name="P6" draw:layer="Layer5" svg:width="2.032cm" svg:height="0.569cm" svg:x="49.654cm" svg:y="40.228cm">
          <draw:text-box>
            <text:p><text:span text:style-name="T4">FILE NAME</text:span></text:p>
          </draw:text-box>
        </draw:frame>
        <draw:frame draw:style-name="gr13" draw:text-style-name="P6" draw:layer="Layer5" svg:width="1.45cm" svg:height="0.569cm" svg:x="54.989cm" svg:y="40.174cm">
          <draw:text-box>
            <text:p><text:span text:style-name="T4">SHEET</text:span></text:p>
          </draw:text-box>
        </draw:frame>
        <draw:frame draw:style-name="gr14" draw:text-style-name="P7" draw:layer="Layer5" svg:width="1.438cm" svg:height="0.806cm" svg:x="53.143cm" svg:y="39.22cm">
          <draw:text-box>
            <text:p><text:span text:style-name="T5">Bed</text:span></text:p>
          </draw:text-box>
        </draw:frame>
        <draw:custom-shape draw:style-name="gr15" draw:text-style-name="P2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er5" svg:width="8.128cm" svg:height="1.351cm" svg:x="0.774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2" draw:layer="Layer5" svg:x1="55.143cm" svg:y1="40.302cm" svg:x2="55.143cm" svg:y2="41.377cm">
          <text:p/>
        </draw:line>
        <draw:line draw:style-name="gr5" draw:text-style-name="P2" draw:layer="Layer5" svg:x1="44.955cm" svg:y1="38.15cm" svg:x2="49.654cm" svg:y2="38.15cm">
          <text:p/>
        </draw:line>
        <draw:frame draw:style-name="gr17" draw:text-style-name="P3" draw:layer="Layer5" svg:width="1.819cm" svg:height="0.526cm" svg:x="47.495cm" svg:y="38.132cm">
          <draw:text-box>
            <text:p><text:span text:style-name="T1">DATE</text:span></text:p>
          </draw:text-box>
        </draw:frame>
        <draw:frame draw:style-name="gr18" draw:text-style-name="P3" draw:layer="Layer5" svg:width="2.106cm" svg:height="0.526cm" svg:x="44.931cm" svg:y="39.089cm">
          <draw:text-box>
            <text:p><text:span text:style-name="T1">CHECKED BY</text:span></text:p>
          </draw:text-box>
        </draw:frame>
        <draw:frame draw:style-name="gr7" draw:text-style-name="P3" draw:layer="Layer5" svg:width="1.827cm" svg:height="0.526cm" svg:x="44.931cm" svg:y="38.189cm">
          <draw:text-box>
            <text:p><text:span text:style-name="T1">DRAWN BY</text:span></text:p>
          </draw:text-box>
        </draw:frame>
        <draw:frame draw:style-name="gr17" draw:text-style-name="P3" draw:layer="Layer5" svg:width="1.819cm" svg:height="0.526cm" svg:x="47.495cm" svg:y="39.133cm">
          <draw:text-box>
            <text:p><text:span text:style-name="T1">DATE</text:span></text:p>
          </draw:text-box>
        </draw:frame>
        <draw:line draw:style-name="gr5" draw:text-style-name="P2" draw:layer="Layer5" svg:x1="44.956cm" svg:y1="40.066cm" svg:x2="49.655cm" svg:y2="40.066cm">
          <text:p/>
        </draw:line>
        <draw:frame draw:style-name="gr19" draw:text-style-name="P9" draw:layer="Layer5" svg:width="0.896cm" svg:height="0.569cm" svg:x="57.682cm" svg:y="40.756cm">
          <draw:text-box>
            <text:p><text:span text:style-name="T6">E</text:span></text:p>
          </draw:text-box>
        </draw:frame>
        <draw:frame draw:style-name="gr20" draw:text-style-name="P10" draw:layer="Layer5" svg:width="2.911cm" svg:height="0.526cm" svg:x="51.254cm" svg:y="40.572cm">
          <draw:text-box>
            <text:p><text:span text:style-name="T7">bed_harnesses_igus</text:span></text:p>
          </draw:text-box>
        </draw:frame>
        <draw:frame draw:style-name="gr19" draw:text-style-name="P9" draw:layer="Layer5" svg:width="0.896cm" svg:height="0.569cm" svg:x="55.882cm" svg:y="40.657cm">
          <draw:text-box>
            <text:p><text:span text:style-name="T6">1</text:span></text:p>
          </draw:text-box>
        </draw:frame>
        <draw:frame draw:style-name="gr21" draw:text-style-name="P5" draw:layer="Layer5" svg:width="2.161cm" svg:height="0.607cm" svg:x="47.595cm" svg:y="39.438cm">
          <draw:text-box>
            <text:p><text:span text:style-name="T3">05/XX/2016</text:span></text:p>
          </draw:text-box>
        </draw:frame>
        <draw:frame draw:style-name="gr22" draw:text-style-name="P11" draw:layer="Layer5" svg:width="6.132cm" svg:height="1.673cm" svg:x="51.479cm" svg:y="35.176cm">
          <draw:text-box>
            <text:p>±3.175mm/0.3048m</text:p>
            <text:p>±1.041<text:span text:style-name="T8">66</text:span>%</text:p>
          </draw:text-box>
        </draw:frame>
        <draw:frame draw:style-name="gr23" draw:text-style-name="P11" draw:layer="Layer5" svg:width="4.574cm" svg:height="0.962cm" svg:x="47.135cm" svg:y="35.511cm">
          <draw:text-box>
            <text:p>Cut Tolerance:</text:p>
          </draw:text-box>
        </draw:frame>
        <draw:frame draw:style-name="gr24" draw:text-style-name="P12" draw:layer="layout" svg:width="2.305cm" svg:height="0.771cm" svg:x="46.055cm" svg:y="37.183cm">
          <draw:text-box>
            <text:p><text:span text:style-name="T9">Gladiola</text:span></text:p>
          </draw:text-box>
        </draw:frame>
        <draw:frame draw:style-name="gr25" draw:text-style-name="P11" draw:layer="layout" svg:width="3.808cm" svg:height="0.962cm" svg:x="45.513cm" svg:y="40.253cm">
          <draw:text-box>
            <text:p>EL-HR0102</text:p>
          </draw:text-box>
        </draw:frame>
        <draw:custom-shape draw:style-name="gr26" draw:text-style-name="P1" draw:layer="layout" svg:width="0.372cm" svg:height="1.125cm" svg:x="21.369cm" svg:y="15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2.041cm" svg:y="17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" draw:layer="layout" svg:width="1.016cm" svg:height="1.016cm" draw:transform="rotate (-3.14159265358979) translate (41.031cm 26.913cm)">
          <draw:image xlink:href="Pictures/1000000000000280000002801CFC6BD0F8A05147.png" xlink:type="simple" xlink:show="embed" xlink:actuate="onLoad">
            <text:p/>
          </draw:image>
        </draw:frame>
        <draw:custom-shape draw:style-name="gr28" draw:text-style-name="P1" draw:layer="layout" svg:width="6.638cm" svg:height="12.572cm" svg:x="28.938cm" svg:y="14.4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5.827cm" svg:height="11.718cm" svg:x="29.335cm" svg:y="14.86cm">
          <text:p/>
          <draw:enhanced-geometry svg:viewBox="0 0 21600 21600" draw:type="rectangle" draw:enhanced-path="M 0 0 L 21600 0 21600 21600 0 21600 0 0 Z N"/>
        </draw:custom-shape>
        <draw:path draw:style-name="gr30" draw:text-style-name="P2" draw:layer="layout" svg:width="10.887cm" svg:height="0.035cm" svg:x="26.471cm" svg:y="20.579cm" svg:viewBox="0 0 10888 36" svg:d="M10888 0c-186 48-10680 33-10888 35z">
          <text:p/>
        </draw:path>
        <draw:frame draw:style-name="gr27" draw:text-style-name="P2" draw:layer="layout" svg:width="1.905cm" svg:height="0.973cm" draw:transform="rotate (-3.14159265358979) translate (41.918cm 21.681cm)">
          <draw:image xlink:href="Pictures/10000000000000C8000000C8DB0DBCA475579283.png" xlink:type="simple" xlink:show="embed" xlink:actuate="onLoad">
            <text:p/>
          </draw:image>
        </draw:frame>
        <draw:frame draw:style-name="gr27" draw:text-style-name="P2" draw:layer="layout" svg:width="0.961cm" svg:height="3.002cm" draw:transform="rotate (-1.5707963267949) translate (44.417cm 14.961cm)">
          <draw:image xlink:href="Pictures/1000000000000069000000FA2C6F55F004BE8434.png" xlink:type="simple" xlink:show="embed" xlink:actuate="onLoad">
            <text:p/>
          </draw:image>
        </draw:frame>
        <draw:frame draw:style-name="gr27" draw:text-style-name="P2" draw:layer="layout" svg:width="0.961cm" svg:height="3.002cm" draw:transform="rotate (-1.5707963267949) translate (44.457cm 16.056cm)">
          <draw:image xlink:href="Pictures/1000000000000069000000FAD7855677D94B654D.png" xlink:type="simple" xlink:show="embed" xlink:actuate="onLoad">
            <text:p/>
          </draw:image>
        </draw:frame>
        <draw:frame draw:style-name="gr31" draw:text-style-name="P14" draw:layer="layout" svg:width="4.867cm" svg:height="1.319cm" svg:x="38.369cm" svg:y="13.818cm">
          <draw:text-box>
            <text:p text:style-name="P13"><text:span text:style-name="T10">2x [EL-MS0010]</text:span></text:p>
            <text:p text:style-name="P13"><text:span text:style-name="T10">Heavy Duty Power Connectors</text:span></text:p>
            <text:p text:style-name="P13"><text:span text:style-name="T10">POWERPOLE 15A</text:span></text:p>
          </draw:text-box>
        </draw:frame>
        <draw:frame draw:style-name="gr32" draw:text-style-name="P14" draw:layer="layout" svg:width="3.626cm" svg:height="1.675cm" svg:x="44.539cm" svg:y="15.188cm">
          <draw:text-box>
            <text:p text:style-name="P13"><text:span text:style-name="T10">2x [EL-MS0008]</text:span></text:p>
            <text:p text:style-name="P13"><text:span text:style-name="T10">Anderson-Heavy Duty</text:span></text:p>
            <text:p text:style-name="P13"><text:span text:style-name="T10">Power Connectors</text:span></text:p>
            <text:p text:style-name="P13"><text:span text:style-name="T10">HOUSING</text:span></text:p>
          </draw:text-box>
        </draw:frame>
        <draw:frame draw:style-name="gr27" draw:text-style-name="P2" draw:layer="layout" svg:width="1.905cm" svg:height="0.973cm" draw:transform="rotate (-3.14159265358979) translate (41.918cm 20.781cm)">
          <draw:image xlink:href="Pictures/10000000000000C8000000C8DB0DBCA475579283.png" xlink:type="simple" xlink:show="embed" xlink:actuate="onLoad">
            <text:p/>
          </draw:image>
        </draw:frame>
        <draw:frame draw:style-name="gr33" draw:text-style-name="P14" draw:layer="layout" svg:width="5.099cm" svg:height="0.963cm" svg:x="41.97cm" svg:y="21.459cm">
          <draw:text-box>
            <text:p text:style-name="P13"><text:span text:style-name="T10">4x [EL-MS0142]</text:span></text:p>
            <text:p text:style-name="P13"><text:span text:style-name="T10">Conn Recept Faston 22-26AWG</text:span></text:p>
          </draw:text-box>
        </draw:frame>
        <draw:frame draw:style-name="gr27" draw:text-style-name="P2" draw:layer="layout" svg:width="1.905cm" svg:height="0.973cm" draw:transform="rotate (-3.14159265358979) translate (41.918cm 23.872cm)">
          <draw:image xlink:href="Pictures/10000000000000C8000000C8DB0DBCA475579283.png" xlink:type="simple" xlink:show="embed" xlink:actuate="onLoad">
            <text:p/>
          </draw:image>
        </draw:frame>
        <draw:frame draw:style-name="gr27" draw:text-style-name="P2" draw:layer="layout" svg:width="1.016cm" svg:height="1.016cm" draw:transform="rotate (-3.14159265358979) translate (41.065cm 25.564cm)">
          <draw:image xlink:href="Pictures/1000000000000280000002801CFC6BD0F8A05147.png" xlink:type="simple" xlink:show="embed" xlink:actuate="onLoad">
            <text:p/>
          </draw:image>
        </draw:frame>
        <draw:frame draw:style-name="gr34" draw:text-style-name="P14" draw:layer="layout" svg:width="5.252cm" svg:height="0.963cm" svg:x="41.34cm" svg:y="25.107cm">
          <draw:text-box>
            <text:p text:style-name="P13"><text:span text:style-name="T10">2x [EL-MS0141]</text:span></text:p>
            <text:p text:style-name="P13"><text:span text:style-name="T10">Term Ring Non Ins 26-22AWG #4</text:span></text:p>
          </draw:text-box>
        </draw:frame>
        <draw:frame draw:style-name="gr35" draw:text-style-name="P2" draw:layer="layout" svg:width="1.373cm" svg:height="0.981cm" svg:x="39.943cm" svg:y="15.894cm">
          <draw:image xlink:href="Pictures/100000000000009600000078C289E12E26EC32B5.png" xlink:type="simple" xlink:show="embed" xlink:actuate="onLoad">
            <text:p/>
          </draw:image>
        </draw:frame>
        <draw:frame draw:style-name="gr35" draw:text-style-name="P2" draw:layer="layout" svg:width="1.373cm" svg:height="0.981cm" svg:x="39.91cm" svg:y="15.044cm">
          <draw:image xlink:href="Pictures/1000000000000096000000787C37F5A040D33F2D.png" xlink:type="simple" xlink:show="embed" xlink:actuate="onLoad">
            <text:p/>
          </draw:image>
        </draw:frame>
        <draw:frame draw:style-name="gr36" draw:text-style-name="P6" draw:layer="layout" svg:width="5.421cm" svg:height="0.569cm" svg:x="29.853cm" svg:y="14.977cm">
          <draw:text-box>
            <text:p><text:span text:style-name="T4">[EL-WR0137] – 2-Wire Chainflex</text:span></text:p>
          </draw:text-box>
        </draw:frame>
        <draw:frame draw:style-name="gr37" draw:text-style-name="P15" draw:layer="layout" svg:width="3.029cm" svg:height="0.683cm" svg:x="30.811cm" svg:y="15.814cm">
          <draw:text-box>
            <text:p><text:span text:style-name="T11">Length = 630mm</text:span></text:p>
          </draw:text-box>
        </draw:frame>
        <draw:frame draw:style-name="gr38" draw:text-style-name="P16" draw:layer="layout" svg:width="1.984cm" svg:height="0.683cm" svg:x="39.181cm" svg:y="16.406cm">
          <draw:text-box>
            <text:p text:style-name="P13"><text:span text:style-name="T12">Strip 6mm</text:span></text:p>
          </draw:text-box>
        </draw:frame>
        <draw:frame draw:style-name="gr27" draw:text-style-name="P2" draw:layer="layout" svg:width="1.1cm" svg:height="1.1cm" svg:x="19.294cm" svg:y="14.771cm">
          <draw:image xlink:href="Pictures/100002010000008000000080180FB12AF8C4FFE6.png" xlink:type="simple" xlink:show="embed" xlink:actuate="onLoad">
            <text:p/>
          </draw:image>
        </draw:frame>
        <draw:frame draw:style-name="gr27" draw:text-style-name="P2" draw:layer="layout" svg:width="1.1cm" svg:height="1.1cm" svg:x="19.294cm" svg:y="15.571cm">
          <draw:image xlink:href="Pictures/100002010000008000000080180FB12AF8C4FFE6.png" xlink:type="simple" xlink:show="embed" xlink:actuate="onLoad">
            <text:p/>
          </draw:image>
        </draw:frame>
        <draw:frame draw:style-name="gr39" draw:text-style-name="P18" draw:layer="layout" svg:width="1.451cm" svg:height="0.645cm" svg:x="39.953cm" svg:y="17.705cm">
          <draw:text-box>
            <text:p text:style-name="P17"><text:span text:style-name="T13">Pin 1</text:span></text:p>
          </draw:text-box>
        </draw:frame>
        <draw:frame draw:style-name="gr40" draw:text-style-name="P19" draw:layer="layout" svg:width="5.307cm" svg:height="0.569cm" svg:x="29.79cm" svg:y="19.898cm">
          <draw:text-box>
            <text:p><text:span text:style-name="T14">[EL-WR0138] – 6-Wire Chainflex</text:span></text:p>
          </draw:text-box>
        </draw:frame>
        <draw:frame draw:style-name="gr39" draw:text-style-name="P18" draw:layer="layout" svg:width="1.451cm" svg:height="0.645cm" svg:x="39.954cm" svg:y="18.406cm">
          <draw:text-box>
            <text:p text:style-name="P17"><text:span text:style-name="T13">Pin 2</text:span></text:p>
          </draw:text-box>
        </draw:frame>
        <draw:frame draw:style-name="gr27" draw:text-style-name="P2" draw:layer="layout" svg:width="1.692cm" svg:height="1.692cm" svg:x="41.162cm" svg:y="17.559cm">
          <draw:image xlink:href="Pictures/1000020100000040000000401D6CD56ABB58D12E.png" xlink:type="simple" xlink:show="embed" xlink:actuate="onLoad">
            <text:p/>
          </draw:image>
        </draw:frame>
        <draw:frame draw:style-name="gr41" draw:text-style-name="P20" draw:layer="layout" svg:width="3.948cm" svg:height="1.039cm" svg:x="42.659cm" svg:y="17.502cm">
          <draw:text-box>
            <text:p><text:span text:style-name="T15">1x [PC-CN0001]</text:span></text:p>
            <text:p><text:span text:style-name="T15">Female 2pin Housing</text:span></text:p>
          </draw:text-box>
        </draw:frame>
        <draw:frame draw:style-name="gr27" draw:text-style-name="P2" draw:layer="layout" svg:width="1.143cm" svg:height="1.143cm" svg:x="45.436cm" svg:y="18.421cm">
          <draw:image xlink:href="Pictures/1000020100000040000000405EDF7A8BD42A1091.png" xlink:type="simple" xlink:show="embed" xlink:actuate="onLoad">
            <text:p/>
          </draw:image>
        </draw:frame>
        <draw:frame draw:style-name="gr42" draw:text-style-name="P20" draw:layer="layout" svg:width="3.837cm" svg:height="0.963cm" svg:x="42.606cm" svg:y="18.302cm">
          <draw:text-box>
            <text:p><text:span text:style-name="T15">2x [EL-MS0059]</text:span></text:p>
            <text:p><text:span text:style-name="T15">Female Molex Pin</text:span></text:p>
          </draw:text-box>
        </draw:frame>
        <draw:line draw:style-name="gr43" draw:text-style-name="P2" draw:layer="layout" svg:x1="24.138cm" svg:y1="17.926cm" svg:x2="26.416cm" svg:y2="20.464cm">
          <text:p/>
        </draw:line>
        <draw:line draw:style-name="gr44" draw:text-style-name="P2" draw:layer="layout" svg:x1="24.154cm" svg:y1="18.622cm" svg:x2="26.362cm" svg:y2="20.514cm">
          <text:p/>
        </draw:line>
        <draw:frame draw:style-name="gr38" draw:text-style-name="P16" draw:layer="layout" svg:width="1.984cm" svg:height="0.683cm" svg:x="20.296cm" svg:y="17.453cm">
          <draw:text-box>
            <text:p text:style-name="P13"><text:span text:style-name="T12">Strip 4mm</text:span></text:p>
          </draw:text-box>
        </draw:frame>
        <draw:frame draw:style-name="gr38" draw:text-style-name="P16" draw:layer="layout" svg:width="1.984cm" svg:height="0.683cm" svg:x="39.246cm" svg:y="17.453cm">
          <draw:text-box>
            <text:p text:style-name="P13"><text:span text:style-name="T12">Strip 4mm</text:span></text:p>
          </draw:text-box>
        </draw:frame>
        <draw:line draw:style-name="gr45" draw:text-style-name="P2" draw:layer="layout" svg:x1="24.166cm" svg:y1="19.963cm" svg:x2="26.333cm" svg:y2="20.578cm">
          <text:p/>
        </draw:line>
        <draw:frame draw:style-name="gr37" draw:text-style-name="P15" draw:layer="layout" svg:width="3.029cm" svg:height="0.683cm" svg:x="30.518cm" svg:y="20.681cm">
          <draw:text-box>
            <text:p><text:span text:style-name="T11">Length = 700mm</text:span></text:p>
          </draw:text-box>
        </draw:frame>
        <draw:line draw:style-name="gr3" draw:text-style-name="P2" draw:layer="layout" svg:x1="24.159cm" svg:y1="20.775cm" svg:x2="26.33cm" svg:y2="20.648cm">
          <text:p/>
        </draw:line>
        <draw:frame draw:style-name="gr46" draw:text-style-name="P16" draw:layer="layout" svg:width="2.063cm" svg:height="0.683cm" svg:x="20.32cm" svg:y="19.518cm">
          <draw:text-box>
            <text:p text:style-name="P13"><text:span text:style-name="T12">Strip 4mm</text:span></text:p>
          </draw:text-box>
        </draw:frame>
        <draw:frame draw:style-name="gr27" draw:text-style-name="P2" draw:layer="layout" svg:width="1.905cm" svg:height="0.973cm" draw:transform="rotate (-3.14159265358979) translate (41.909cm 22.949cm)">
          <draw:image xlink:href="Pictures/10000000000000C8000000C8DB0DBCA475579283.png" xlink:type="simple" xlink:show="embed" xlink:actuate="onLoad">
            <text:p/>
          </draw:image>
        </draw:frame>
        <draw:line draw:style-name="gr47" draw:text-style-name="P2" draw:layer="layout" svg:x1="24.161cm" svg:y1="22.918cm" svg:x2="26.399cm" svg:y2="20.759cm">
          <text:p/>
        </draw:line>
        <draw:frame draw:style-name="gr38" draw:text-style-name="P16" draw:layer="layout" svg:width="1.984cm" svg:height="0.683cm" svg:x="20.305cm" svg:y="21.646cm">
          <draw:text-box>
            <text:p text:style-name="P13"><text:span text:style-name="T12">Strip 4mm</text:span></text:p>
          </draw:text-box>
        </draw:frame>
        <draw:line draw:style-name="gr48" draw:text-style-name="P2" draw:layer="layout" svg:x1="24.166cm" svg:y1="22.128cm" svg:x2="26.349cm" svg:y2="20.71cm">
          <text:p/>
        </draw:line>
        <draw:frame draw:style-name="gr38" draw:text-style-name="P16" draw:layer="layout" svg:width="1.984cm" svg:height="0.683cm" svg:x="20.364cm" svg:y="24.148cm">
          <draw:text-box>
            <text:p text:style-name="P13"><text:span text:style-name="T12">Strip 4mm</text:span></text:p>
          </draw:text-box>
        </draw:frame>
        <draw:frame draw:style-name="gr38" draw:text-style-name="P16" draw:layer="layout" svg:width="1.984cm" svg:height="0.683cm" svg:x="39.422cm" svg:y="24.146cm">
          <draw:text-box>
            <text:p text:style-name="P13"><text:span text:style-name="T12">Strip 4mm</text:span></text:p>
          </draw:text-box>
        </draw:frame>
        <draw:frame draw:style-name="gr49" draw:text-style-name="P20" draw:layer="layout" svg:width="3.923cm" svg:height="0.963cm" svg:x="18.159cm" svg:y="14.012cm">
          <draw:text-box>
            <text:p><text:span text:style-name="T15">2x [EL-MS0361]</text:span></text:p>
            <text:p><text:span text:style-name="T15">Ferrule for 16 AWG wire</text:span></text:p>
          </draw:text-box>
        </draw:frame>
        <draw:frame draw:style-name="gr50" draw:text-style-name="P11" draw:layer="layout" svg:width="12.334cm" svg:height="1.673cm" svg:x="26.78cm" svg:y="8.67cm">
          <draw:text-box>
            <text:p>11 links 20mm Cable Chain [EL-MS0379]</text:p>
          </draw:text-box>
        </draw:frame>
        <draw:frame draw:style-name="gr35" draw:text-style-name="P2" draw:layer="layout" svg:width="0.889cm" svg:height="0.762cm" svg:x="17.914cm" svg:y="20.775cm">
          <draw:image xlink:href="Pictures/10000000000000C8000000C83E8BC3180D4B9481.png" xlink:type="simple" xlink:show="embed" xlink:actuate="onLoad">
            <text:p/>
          </draw:image>
        </draw:frame>
        <draw:frame draw:style-name="gr51" draw:text-style-name="P20" draw:layer="layout" svg:width="5.43cm" svg:height="0.679cm" svg:x="12.517cm" svg:y="20.907cm">
          <draw:text-box>
            <text:p><text:span text:style-name="T15">7x [EL-MS0059] Female Molex Pin</text:span></text:p>
          </draw:text-box>
        </draw:frame>
        <draw:frame draw:style-name="gr52" draw:text-style-name="P21" draw:layer="layout" svg:width="2.504cm" svg:height="11.262cm" svg:x="18.327cm" svg:y="14.892cm">
          <draw:text-box>
            <text:p><text:span text:style-name="T16">{</text:span></text:p>
          </draw:text-box>
        </draw:frame>
        <draw:frame draw:style-name="gr27" draw:text-style-name="P2" draw:layer="layout" svg:width="1.27cm" svg:height="1.057cm" draw:transform="rotate (0.944397658254132) translate (15.23cm 26.489cm)">
          <draw:image xlink:href="Pictures/100002010000004000000040045580BA0FC0832C.png" xlink:type="simple" xlink:show="embed" xlink:actuate="onLoad">
            <text:p/>
          </draw:image>
        </draw:frame>
        <draw:frame draw:style-name="gr27" draw:text-style-name="P2" draw:layer="layout" svg:width="3.259cm" svg:height="1.143cm" draw:transform="rotate (-2.83720723204198) translate (19.94cm 26.159cm)">
          <draw:image xlink:href="Pictures/10000201000000C8000000C861187C75F7260492.png" xlink:type="simple" xlink:show="embed" xlink:actuate="onLoad">
            <text:p/>
          </draw:image>
        </draw:frame>
        <draw:frame draw:style-name="gr53" draw:text-style-name="P20" draw:layer="layout" svg:width="2.36cm" svg:height="0.963cm" svg:x="19.192cm" svg:y="27.475cm">
          <draw:text-box>
            <text:p><text:span text:style-name="T15">1x Ferrule</text:span></text:p>
            <text:p><text:span text:style-name="T15">[EL-MS0360]</text:span></text:p>
          </draw:text-box>
        </draw:frame>
        <draw:frame draw:style-name="gr54" draw:text-style-name="P20" draw:layer="layout" svg:width="4.397cm" svg:height="0.963cm" svg:x="12.079cm" svg:y="26.903cm">
          <draw:text-box>
            <text:p><text:span text:style-name="T15">1x TVS Diode – 1500W, 5V</text:span></text:p>
            <text:p><text:span text:style-name="T15">[EL-MS0329]</text:span></text:p>
          </draw:text-box>
        </draw:frame>
        <draw:custom-shape draw:style-name="gr55" draw:text-style-name="P22" draw:layer="layout" svg:width="4.983cm" svg:height="0.806cm" svg:x="16.218cm" svg:y="25.722cm">
          <text:p/>
          <draw:enhanced-geometry svg:viewBox="0 0 21600 21600" draw:type="rectangle" draw:enhanced-path="M 0 0 L 21600 0 21600 21600 0 21600 0 0 Z N"/>
        </draw:custom-shape>
        <draw:frame draw:style-name="gr56" draw:text-style-name="P20" draw:layer="layout" svg:width="3.639cm" svg:height="1.319cm" svg:x="16.24cm" svg:y="26.994cm">
          <draw:text-box>
            <text:p><text:span text:style-name="T15">1x Heat Shrink Tubing</text:span></text:p>
            <text:p><text:span text:style-name="T15">[EL-MS0247]</text:span></text:p>
            <text:p><text:span text:style-name="T15">70mm</text:span></text:p>
          </draw:text-box>
        </draw:frame>
        <draw:line draw:style-name="gr57" draw:text-style-name="P2" draw:layer="layout" svg:x1="17.708cm" svg:y1="26.253cm" svg:x2="16.192cm" svg:y2="27.058cm">
          <text:p/>
        </draw:line>
        <draw:line draw:style-name="gr57" draw:text-style-name="P2" draw:layer="layout" svg:x1="20.372cm" svg:y1="26.125cm" svg:x2="20.317cm" svg:y2="27.599cm">
          <text:p/>
        </draw:line>
        <draw:line draw:style-name="gr57" draw:text-style-name="P2" draw:layer="layout" svg:x1="19.091cm" svg:y1="26.409cm" svg:x2="18.75cm" svg:y2="27.053cm">
          <text:p/>
        </draw:line>
        <draw:frame draw:style-name="gr58" draw:text-style-name="P20" draw:layer="layout" svg:width="5.235cm" svg:height="1.039cm" svg:x="10.595cm" svg:y="25.836cm">
          <draw:text-box>
            <text:p><text:span text:style-name="T15">1x Term Ring Non Ins 26-22AWG</text:span></text:p>
            <text:p><text:span text:style-name="T15">[EL-MS0141]</text:span></text:p>
          </draw:text-box>
        </draw:frame>
        <draw:frame draw:style-name="gr59" draw:text-style-name="P20" draw:layer="layout" svg:width="1.95cm" svg:height="0.683cm" svg:x="19.714cm" svg:y="25.172cm">
          <draw:text-box>
            <text:p><text:span text:style-name="T15">Strip 8mm</text:span></text:p>
          </draw:text-box>
        </draw:frame>
        <draw:line draw:style-name="gr44" draw:text-style-name="P2" draw:layer="layout" svg:x1="40.171cm" svg:y1="18.714cm" svg:x2="37.481cm" svg:y2="20.484cm">
          <text:p/>
        </draw:line>
        <draw:line draw:style-name="gr43" draw:text-style-name="P2" draw:layer="layout" svg:x1="40.16cm" svg:y1="18.012cm" svg:x2="37.409cm" svg:y2="20.448cm">
          <text:p/>
        </draw:line>
        <draw:line draw:style-name="gr45" draw:text-style-name="P2" draw:layer="layout" svg:x1="37.503cm" svg:y1="20.54cm" svg:x2="40.128cm" svg:y2="19.971cm">
          <text:p/>
        </draw:line>
        <draw:line draw:style-name="gr3" draw:text-style-name="P2" draw:layer="layout" svg:x1="37.506cm" svg:y1="20.602cm" svg:x2="40.133cm" svg:y2="20.873cm">
          <text:p/>
        </draw:line>
        <draw:line draw:style-name="gr48" draw:text-style-name="P2" draw:layer="layout" svg:x1="37.463cm" svg:y1="20.658cm" svg:x2="40.16cm" svg:y2="22.105cm">
          <text:p/>
        </draw:line>
        <draw:line draw:style-name="gr47" draw:text-style-name="P2" draw:layer="layout" svg:x1="37.394cm" svg:y1="20.708cm" svg:x2="40.171cm" svg:y2="23.028cm">
          <text:p/>
        </draw:line>
        <draw:path draw:style-name="gr30" draw:text-style-name="P2" draw:layer="layout" svg:width="10.837cm" svg:height="0.053cm" svg:x="26.515cm" svg:y="15.657cm" svg:viewBox="0 0 10838 54" svg:d="M10838 0c-186 48-10630 52-10838 54z">
          <text:p/>
        </draw:path>
        <draw:line draw:style-name="gr60" draw:text-style-name="P2" draw:layer="layout" svg:x1="24.929cm" svg:y1="15.322cm" svg:x2="26.407cm" svg:y2="15.62cm">
          <text:p/>
        </draw:line>
        <draw:line draw:style-name="gr60" draw:text-style-name="P2" draw:layer="layout" svg:x1="24.93cm" svg:y1="16.126cm" svg:x2="26.407cm" svg:y2="15.787cm">
          <text:p/>
        </draw:line>
        <draw:line draw:style-name="gr60" draw:text-style-name="P2" draw:layer="layout" svg:x1="37.407cm" svg:y1="15.732cm" svg:x2="40.035cm" svg:y2="16.123cm">
          <text:p/>
        </draw:line>
        <draw:line draw:style-name="gr60" draw:text-style-name="P2" draw:layer="layout" svg:x1="37.407cm" svg:y1="15.594cm" svg:x2="40.014cm" svg:y2="15.255cm">
          <text:p/>
        </draw:line>
        <draw:frame draw:style-name="gr61" draw:text-style-name="P16" draw:layer="layout" svg:width="2.102cm" svg:height="0.683cm" svg:x="26.802cm" svg:y="19.948cm">
          <draw:text-box>
            <text:p text:style-name="P13"><text:span text:style-name="T12">Strip 220mm</text:span></text:p>
          </draw:text-box>
        </draw:frame>
        <draw:frame draw:style-name="gr61" draw:text-style-name="P16" draw:layer="layout" svg:width="2.102cm" svg:height="0.683cm" svg:x="26.885cm" svg:y="14.947cm">
          <draw:text-box>
            <text:p text:style-name="P13"><text:span text:style-name="T12">Strip 120mm</text:span></text:p>
          </draw:text-box>
        </draw:frame>
        <draw:frame draw:style-name="gr38" draw:text-style-name="P16" draw:layer="layout" svg:width="1.984cm" svg:height="0.683cm" svg:x="35.521cm" svg:y="19.898cm">
          <draw:text-box>
            <text:p text:style-name="P13"><text:span text:style-name="T12">Strip 75mm</text:span></text:p>
          </draw:text-box>
        </draw:frame>
        <draw:frame draw:style-name="gr62" draw:text-style-name="P16" draw:layer="layout" svg:width="1.946cm" svg:height="0.569cm" svg:x="35.604cm" svg:y="14.971cm">
          <draw:text-box>
            <text:p text:style-name="P13"><text:span text:style-name="T12">Strip 50mm</text:span></text:p>
          </draw:text-box>
        </draw:frame>
        <draw:line draw:style-name="gr48" draw:text-style-name="P2" draw:layer="layout" svg:x1="21.008cm" svg:y1="26.065cm" svg:x2="24.969cm" svg:y2="26.065cm">
          <text:p/>
        </draw:line>
        <draw:frame draw:style-name="gr27" draw:text-style-name="P2" draw:layer="layout" svg:width="1.375cm" svg:height="0.66cm" draw:transform="rotate (-0.276460153515902) translate (19.823cm 25.562cm)">
          <draw:image xlink:href="Pictures/1000020100000034000000196939EC5734058EB0.png" xlink:type="simple" xlink:show="embed" xlink:actuate="onLoad">
            <text:p/>
          </draw:image>
        </draw:frame>
        <draw:line draw:style-name="gr43" draw:text-style-name="P2" draw:layer="layout" svg:x1="20.507cm" svg:y1="24.646cm" svg:x2="25cm" svg:y2="24.646cm">
          <text:p/>
        </draw:line>
        <draw:line draw:style-name="gr47" draw:text-style-name="P2" draw:layer="layout" svg:x1="20.455cm" svg:y1="22.91cm" svg:x2="24.179cm" svg:y2="22.91cm">
          <text:p/>
        </draw:line>
        <draw:line draw:style-name="gr48" draw:text-style-name="P2" draw:layer="layout" svg:x1="20.429cm" svg:y1="22.123cm" svg:x2="24.181cm" svg:y2="22.123cm">
          <text:p/>
        </draw:line>
        <draw:line draw:style-name="gr3" draw:text-style-name="P2" draw:layer="layout" svg:x1="20.359cm" svg:y1="20.775cm" svg:x2="24.16cm" svg:y2="20.775cm">
          <text:p/>
        </draw:line>
        <draw:line draw:style-name="gr45" draw:text-style-name="P2" draw:layer="layout" svg:x1="20.348cm" svg:y1="19.964cm" svg:x2="24.173cm" svg:y2="19.964cm">
          <text:p/>
        </draw:line>
        <draw:line draw:style-name="gr44" draw:text-style-name="P2" draw:layer="layout" svg:x1="20.339cm" svg:y1="18.629cm" svg:x2="24.173cm" svg:y2="18.629cm">
          <text:p/>
        </draw:line>
        <draw:line draw:style-name="gr43" draw:text-style-name="P2" draw:layer="layout" svg:x1="20.315cm" svg:y1="17.936cm" svg:x2="24.156cm" svg:y2="17.936cm">
          <text:p/>
        </draw:line>
        <draw:frame draw:style-name="gr38" draw:text-style-name="P16" draw:layer="layout" svg:width="1.984cm" svg:height="0.683cm" svg:x="39.3cm" svg:y="19.43cm">
          <draw:text-box>
            <text:p text:style-name="P13"><text:span text:style-name="T12">Strip 6mm</text:span></text:p>
          </draw:text-box>
        </draw:frame>
        <draw:frame draw:style-name="gr63" draw:text-style-name="P23" draw:layer="layout" svg:width="16.402cm" svg:height="1.916cm" svg:x="25.005cm" svg:y="9.451cm">
          <draw:text-box>
            <text:p><text:span text:style-name="T17">20mm Inner Width Mounting Brackets (male and female) </text:span><text:span text:style-name="T18">–</text:span><text:span text:style-name="T17"> [EL-MS0382]</text:span></text:p>
            <text:p><text:span text:style-name="T17"><text:s text:c="36"/></text:span><text:span text:style-name="T17">28mm Bend Radius</text:span></text:p>
            <text:p><text:span text:style-name="T17"><text:s text:c="33"/></text:span><text:span text:style-name="T17">* use shown orientation</text:span></text:p>
          </draw:text-box>
        </draw:frame>
        <draw:path draw:style-name="gr64" draw:text-style-name="P2" draw:layer="layout" svg:width="10.888cm" svg:height="0.044cm" svg:x="26.479cm" svg:y="25.415cm" svg:viewBox="0 0 10889 45" svg:d="M10889 0c-186 48-10681 43-10889 45z">
          <text:p/>
        </draw:path>
        <draw:line draw:style-name="gr43" draw:text-style-name="P2" draw:layer="layout" svg:x1="26.418cm" svg:y1="25.383cm" svg:x2="24.99cm" svg:y2="24.642cm">
          <text:p/>
        </draw:line>
        <draw:line draw:style-name="gr48" draw:text-style-name="P2" draw:layer="layout" svg:x1="24.959cm" svg:y1="26.086cm" svg:x2="26.424cm" svg:y2="25.526cm">
          <text:p/>
        </draw:line>
        <draw:line draw:style-name="gr43" draw:text-style-name="P2" draw:layer="layout" svg:x1="40.175cm" svg:y1="24.677cm" svg:x2="37.433cm" svg:y2="25.346cm">
          <text:p/>
        </draw:line>
        <draw:line draw:style-name="gr48" draw:text-style-name="P2" draw:layer="layout" svg:x1="40.136cm" svg:y1="26.018cm" svg:x2="37.434cm" svg:y2="25.484cm">
          <text:p/>
        </draw:line>
        <draw:frame draw:style-name="gr40" draw:text-style-name="P19" draw:layer="layout" svg:width="5.307cm" svg:height="0.569cm" svg:x="29.791cm" svg:y="24.798cm">
          <draw:text-box>
            <text:p><text:span text:style-name="T14">[EL-WR0141] – 2-Wire Chainflex</text:span></text:p>
          </draw:text-box>
        </draw:frame>
        <draw:frame draw:style-name="gr37" draw:text-style-name="P15" draw:layer="layout" svg:width="3.029cm" svg:height="0.683cm" svg:x="30.519cm" svg:y="25.481cm">
          <draw:text-box>
            <text:p><text:span text:style-name="T11">Length = 670mm</text:span></text:p>
          </draw:text-box>
        </draw:frame>
        <draw:frame draw:style-name="gr61" draw:text-style-name="P16" draw:layer="layout" svg:width="2.102cm" svg:height="0.683cm" svg:x="26.803cm" svg:y="24.848cm">
          <draw:text-box>
            <text:p text:style-name="P13"><text:span text:style-name="T12">Strip 190mm</text:span></text:p>
          </draw:text-box>
        </draw:frame>
        <draw:frame draw:style-name="gr38" draw:text-style-name="P16" draw:layer="layout" svg:width="1.984cm" svg:height="0.683cm" svg:x="35.522cm" svg:y="24.798cm">
          <draw:text-box>
            <text:p text:style-name="P13"><text:span text:style-name="T12">Strip 30mm</text:span></text:p>
          </draw:text-box>
        </draw:frame>
        <draw:frame draw:style-name="gr65" draw:text-style-name="P11" draw:layer="layout" svg:width="3.118cm" svg:height="0.806cm" svg:x="27.572cm" svg:y="11.179cm">
          <draw:text-box>
            <text:p><text:span text:style-name="T17">Female end</text:span></text:p>
          </draw:text-box>
        </draw:frame>
        <draw:frame draw:style-name="gr27" draw:text-style-name="P2" draw:layer="layout" svg:width="1.537cm" svg:height="1.285cm" svg:x="28.458cm" svg:y="11.811cm">
          <draw:image xlink:href="Pictures/10000201000006FB000005D69DB0D49651D92371.png" xlink:type="simple" xlink:show="embed" xlink:actuate="onLoad">
            <text:p/>
          </draw:image>
        </draw:frame>
        <draw:frame draw:style-name="gr66" draw:text-style-name="P11" draw:layer="layout" svg:width="2.538cm" svg:height="0.806cm" svg:x="34.025cm" svg:y="11.2cm">
          <draw:text-box>
            <text:p><text:span text:style-name="T17">Male end</text:span></text:p>
          </draw:text-box>
        </draw:frame>
        <draw:frame draw:style-name="gr27" draw:text-style-name="P2" draw:layer="layout" svg:width="1.625cm" svg:height="1.192cm" svg:x="34.419cm" svg:y="11.832cm">
          <draw:image xlink:href="Pictures/10000201000007A0000005F932EE61B5848C9BD0.png" xlink:type="simple" xlink:show="embed" xlink:actuate="onLoad">
            <text:p/>
          </draw:image>
        </draw:frame>
        <draw:custom-shape draw:style-name="gr67" draw:text-style-name="P24" draw:layer="layout" svg:width="1.875cm" svg:height="0.86cm" draw:transform="rotate (-0.523598775598299) translate (30.05cm 12.446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24" draw:layer="layout" svg:width="1.875cm" svg:height="0.86cm" svg:x="31.246cm" svg:y="13.2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4" draw:layer="layout" svg:width="1.875cm" svg:height="0.86cm" draw:transform="rotate (0.523598775598299) translate (32.69cm 13.383cm)">
          <text:p/>
          <draw:enhanced-geometry svg:viewBox="0 0 21600 21600" draw:type="rectangle" draw:enhanced-path="M 0 0 L 21600 0 21600 21600 0 21600 0 0 Z N"/>
        </draw:custom-shape>
        <draw:custom-shape draw:style-name="gr68" draw:text-style-name="P25" draw:layer="layout" svg:width="0.483cm" svg:height="0.508cm" svg:x="29.947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layer="layout" svg:width="0.483cm" svg:height="0.508cm" svg:x="33.928cm" svg:y="1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2" draw:layer="layout" svg:x1="20.336cm" svg:y1="16.124cm" svg:x2="24.943cm" svg:y2="16.124cm">
          <text:p/>
        </draw:line>
        <draw:line draw:style-name="gr60" draw:text-style-name="P2" draw:layer="layout" svg:x1="20.332cm" svg:y1="15.323cm" svg:x2="24.939cm" svg:y2="15.323cm">
          <text:p/>
        </draw:line>
        <draw:frame draw:style-name="gr70" draw:text-style-name="P20" draw:layer="layout" svg:width="1.425cm" svg:height="0.607cm" svg:x="16.328cm" svg:y="25.61cm">
          <draw:text-box>
            <text:p><text:span text:style-name="T15">Anode</text:span></text:p>
          </draw:text-box>
        </draw:frame>
        <draw:frame draw:style-name="gr71" draw:text-style-name="P26" draw:layer="layout" svg:width="1.827cm" svg:height="0.645cm" svg:x="21.571cm" svg:y="20.05cm">
          <draw:text-box>
            <text:p><text:span text:style-name="T19">Y max</text:span></text:p>
          </draw:text-box>
        </draw:frame>
        <draw:frame draw:style-name="gr72" draw:text-style-name="P16" draw:layer="layout" svg:width="2.221cm" svg:height="0.683cm" svg:x="19.174cm" svg:y="14.727cm">
          <draw:text-box>
            <text:p text:style-name="P13"><text:span text:style-name="T12">Strip 9.5mm</text:span></text:p>
          </draw:text-box>
        </draw:frame>
        <draw:frame draw:style-name="gr71" draw:text-style-name="P26" draw:layer="layout" svg:width="1.827cm" svg:height="0.645cm" svg:x="20.671cm" svg:y="15.41cm">
          <draw:text-box>
            <text:p><text:span text:style-name="T19">Bed pwr</text:span></text:p>
          </draw:text-box>
        </draw:frame>
        <draw:frame draw:style-name="gr27" draw:text-style-name="P2" draw:layer="layout" svg:width="1.651cm" svg:height="1.702cm" svg:x="56.571cm" svg:y="37.185cm">
          <draw:image xlink:href="Pictures/10000201000005DC00000614AAC1F9432EA0615A.png" xlink:type="simple" xlink:show="embed" xlink:actuate="onLoad">
            <text:p/>
          </draw:image>
        </draw:frame>
        <draw:frame draw:style-name="gr27" draw:text-style-name="P2" draw:layer="layout" svg:width="3.404cm" svg:height="1.651cm" svg:x="52.291cm" svg:y="37.183cm">
          <draw:image xlink:href="Pictures/100000000000048500000230A5D9B1D3C3FBDCBF.jpg" xlink:type="simple" xlink:show="embed" xlink:actuate="onLoad">
            <text:p/>
          </draw:image>
        </draw:frame>
        <draw:frame draw:style-name="gr27" draw:text-style-name="P2" draw:layer="layout" svg:width="1.753cm" svg:height="1.651cm" svg:x="50.267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73" draw:text-style-name="P26" draw:layer="layout" svg:width="2.128cm" svg:height="0.645cm" svg:x="21.372cm" svg:y="17.951cm">
          <draw:text-box>
            <text:p><text:span text:style-name="T19">Bed therm</text:span></text:p>
          </draw:text-box>
        </draw:frame>
        <draw:frame draw:style-name="gr71" draw:text-style-name="P26" draw:layer="layout" svg:width="1.827cm" svg:height="0.645cm" svg:x="21.572cm" svg:y="22.151cm">
          <draw:text-box>
            <text:p><text:span text:style-name="T19">Y min</text:span></text:p>
          </draw:text-box>
        </draw:frame>
        <draw:frame draw:style-name="gr74" draw:text-style-name="P20" draw:layer="layout" svg:width="1.967cm" svg:height="0.963cm" svg:x="21.494cm" svg:y="25.594cm">
          <draw:text-box>
            <text:p><text:span text:style-name="T15">Cut Off</text:span></text:p>
            <text:p><text:span text:style-name="T15"><text:s/></text:span><text:span text:style-name="T15">40mm</text:span></text:p>
          </draw:text-box>
        </draw:frame>
        <draw:frame draw:style-name="gr75" draw:text-style-name="P5" draw:layer="layout" svg:width="5.971cm" svg:height="0.607cm" svg:x="19.679cm" svg:y="12.879cm">
          <draw:text-box>
            <text:p><text:span text:style-name="T3">*Place all labels 25mm away from pi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7-06T15:20:38.034976247</dc:date>
    <meta:editing-duration>P27DT14H24M49S</meta:editing-duration>
    <meta:editing-cycles>596</meta:editing-cycles>
    <meta:generator>LibreOffice/5.0.4.2$Linux_X86_64 LibreOffice_project/2b9802c1994aa0b7dc6079e128979269cf95bc78</meta:generator>
    <dc:creator>Aleph User</dc:creator>
    <meta:document-statistic meta:object-count="152"/>
  </office:meta>
</office:document-meta>
</file>